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23-05-25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22-07-0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252" calcext:value-type="float">
            <text:p>84.9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22-03-02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9-10-04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8-11-1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8-05-04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7-10-19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7-07-18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7-03-10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6-10-26 0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6-02-25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5-01-07 0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3-11-0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3-03-14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1768" calcext:value-type="float">
            <text:p>85.0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444" calcext:value-type="float">
            <text:p>85.0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6632" calcext:value-type="float">
            <text:p>85.0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8344" calcext:value-type="float">
            <text:p>85.0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672" calcext:value-type="float">
            <text:p>85.0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1768" calcext:value-type="float">
            <text:p>85.0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444" calcext:value-type="float">
            <text:p>85.0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8344" calcext:value-type="float">
            <text:p>85.0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8344" calcext:value-type="float">
            <text:p>85.0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444" calcext:value-type="float">
            <text:p>85.0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1016" calcext:value-type="float">
            <text:p>85.0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11-29 0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9-18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6-07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1632" calcext:value-type="float">
            <text:p>83.1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6872" calcext:value-type="float">
            <text:p>83.1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1152" calcext:value-type="float">
            <text:p>83.1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9816" calcext:value-type="float">
            <text:p>83.1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0296" calcext:value-type="float">
            <text:p>83.1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1632" calcext:value-type="float">
            <text:p>83.1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5912" calcext:value-type="float">
            <text:p>83.1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9816" calcext:value-type="float">
            <text:p>83.1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0296" calcext:value-type="float">
            <text:p>83.1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6016" calcext:value-type="float">
            <text:p>83.1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2968" calcext:value-type="float">
            <text:p>83.1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2112" calcext:value-type="float">
            <text:p>83.1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564" calcext:value-type="float">
            <text:p>83.2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7624" calcext:value-type="float">
            <text:p>83.0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5536" calcext:value-type="float">
            <text:p>83.1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516" calcext:value-type="float">
            <text:p>83.1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468" calcext:value-type="float">
            <text:p>83.1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6392" calcext:value-type="float">
            <text:p>83.1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6392" calcext:value-type="float">
            <text:p>83.1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5536" calcext:value-type="float">
            <text:p>83.1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0504" calcext:value-type="float">
            <text:p>83.2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1632" calcext:value-type="float">
            <text:p>83.1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6872" calcext:value-type="float">
            <text:p>83.1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468" calcext:value-type="float">
            <text:p>83.1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0296" calcext:value-type="float">
            <text:p>83.1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5056" calcext:value-type="float">
            <text:p>83.1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6768" calcext:value-type="float">
            <text:p>83.1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6392" calcext:value-type="float">
            <text:p>83.1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6392" calcext:value-type="float">
            <text:p>83.1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6016" calcext:value-type="float">
            <text:p>83.1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8688" calcext:value-type="float">
            <text:p>83.2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516" calcext:value-type="float">
            <text:p>83.1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7248" calcext:value-type="float">
            <text:p>83.1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6496" calcext:value-type="float">
            <text:p>83.2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6496" calcext:value-type="float">
            <text:p>83.2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6496" calcext:value-type="float">
            <text:p>83.2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6496" calcext:value-type="float">
            <text:p>83.2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2968" calcext:value-type="float">
            <text:p>83.1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3344" calcext:value-type="float">
            <text:p>83.1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1-20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0608" calcext:value-type="float">
            <text:p>83.3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6704" calcext:value-type="float">
            <text:p>83.3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8312" calcext:value-type="float">
            <text:p>83.2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8688" calcext:value-type="float">
            <text:p>83.2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6496" calcext:value-type="float">
            <text:p>83.2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4032" calcext:value-type="float">
            <text:p>83.3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9168" calcext:value-type="float">
            <text:p>83.2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52933333333" calcext:value-type="float">
            <text:p>83.41529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48986666667" calcext:value-type="float">
            <text:p>83.474898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12106666667" calcext:value-type="float">
            <text:p>83.431210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34939354839" calcext:value-type="float">
            <text:p>83.433493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2488" calcext:value-type="float">
            <text:p>83.49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84392258064" calcext:value-type="float">
            <text:p>83.2784392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70904" calcext:value-type="float">
            <text:p>83.19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5267096774" calcext:value-type="float">
            <text:p>83.179526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61545714286" calcext:value-type="float">
            <text:p>83.206154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17938064516" calcext:value-type="float">
            <text:p>83.251793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1400516129" calcext:value-type="float">
            <text:p>83.251400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3912" calcext:value-type="float">
            <text:p>83.292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58307096774" calcext:value-type="float">
            <text:p>83.325830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4170322581" calcext:value-type="float">
            <text:p>83.420417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5816774194" calcext:value-type="float">
            <text:p>83.545581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8216" calcext:value-type="float">
            <text:p>83.48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55646451613" calcext:value-type="float">
            <text:p>83.335564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63208" calcext:value-type="float">
            <text:p>83.18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97870967742" calcext:value-type="float">
            <text:p>83.09978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41802857143" calcext:value-type="float">
            <text:p>83.194180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88498064516" calcext:value-type="float">
            <text:p>83.318849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14002580645" calcext:value-type="float">
            <text:p>83.421400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7312" calcext:value-type="float">
            <text:p>83.47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98327741935" calcext:value-type="float">
            <text:p>83.489832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88728" calcext:value-type="float">
            <text:p>83.53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14289032258" calcext:value-type="float">
            <text:p>83.601428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91907096774" calcext:value-type="float">
            <text:p>83.539190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5368" calcext:value-type="float">
            <text:p>83.390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9705806452" calcext:value-type="float">
            <text:p>83.387970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77220645161" calcext:value-type="float">
            <text:p>83.267722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96777142857" calcext:value-type="float">
            <text:p>83.309677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1117419355" calcext:value-type="float">
            <text:p>83.362111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88670967742" calcext:value-type="float">
            <text:p>83.35886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39072" calcext:value-type="float">
            <text:p>83.48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686967742" calcext:value-type="float">
            <text:p>83.527686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55504" calcext:value-type="float">
            <text:p>83.575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8036129032" calcext:value-type="float">
            <text:p>83.649803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48180645161" calcext:value-type="float">
            <text:p>83.65481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40288" calcext:value-type="float">
            <text:p>83.644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74787096774" calcext:value-type="float">
            <text:p>83.55747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27488" calcext:value-type="float">
            <text:p>83.562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59287741936" calcext:value-type="float">
            <text:p>83.495928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88331034483" calcext:value-type="float">
            <text:p>83.548833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51535483871" calcext:value-type="float">
            <text:p>83.63515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66167741936" calcext:value-type="float">
            <text:p>83.66661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12928" calcext:value-type="float">
            <text:p>83.85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63445161291" calcext:value-type="float">
            <text:p>83.94634451612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09368" calcext:value-type="float">
            <text:p>84.05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814967742" calcext:value-type="float">
            <text:p>84.170814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07107096774" calcext:value-type="float">
            <text:p>84.270710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9664" calcext:value-type="float">
            <text:p>84.10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2260645161" calcext:value-type="float">
            <text:p>83.871226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02288" calcext:value-type="float">
            <text:p>83.720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1894193548" calcext:value-type="float">
            <text:p>83.627189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07468571429" calcext:value-type="float">
            <text:p>83.590746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16428387097" calcext:value-type="float">
            <text:p>83.641642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59458064516" calcext:value-type="float">
            <text:p>83.70594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5144" calcext:value-type="float">
            <text:p>83.795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6276129032" calcext:value-type="float">
            <text:p>83.76562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95072" calcext:value-type="float">
            <text:p>83.83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75649032258" calcext:value-type="float">
            <text:p>83.927564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7144" calcext:value-type="float">
            <text:p>83.87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55352258065" calcext:value-type="float">
            <text:p>83.665535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8584" calcext:value-type="float">
            <text:p>83.49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5055483871" calcext:value-type="float">
            <text:p>83.4650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11574285714" calcext:value-type="float">
            <text:p>83.501157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1930322581" calcext:value-type="float">
            <text:p>83.533193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1427096774" calcext:value-type="float">
            <text:p>83.536142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6912" calcext:value-type="float">
            <text:p>83.533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40952258065" calcext:value-type="float">
            <text:p>83.574095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01072" calcext:value-type="float">
            <text:p>83.56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20069677419" calcext:value-type="float">
            <text:p>83.802006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23752" calcext:value-type="float">
            <text:p>83.672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22849032258" calcext:value-type="float">
            <text:p>83.592284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7312" calcext:value-type="float">
            <text:p>83.47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1128516129" calcext:value-type="float">
            <text:p>83.361128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6771428571" calcext:value-type="float">
            <text:p>83.25067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65767741935" calcext:value-type="float">
            <text:p>83.34657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8496516129" calcext:value-type="float">
            <text:p>83.63849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28528" calcext:value-type="float">
            <text:p>83.632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74781935484" calcext:value-type="float">
            <text:p>83.897478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9952" calcext:value-type="float">
            <text:p>84.06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11852903226" calcext:value-type="float">
            <text:p>84.061185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2184" calcext:value-type="float">
            <text:p>84.09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0307096774" calcext:value-type="float">
            <text:p>83.783030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94544" calcext:value-type="float">
            <text:p>83.569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04051612903" calcext:value-type="float">
            <text:p>83.62040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12797241379" calcext:value-type="float">
            <text:p>83.60127972413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60152258065" calcext:value-type="float">
            <text:p>83.696015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98209032258" calcext:value-type="float">
            <text:p>83.689820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3713548387" calcext:value-type="float">
            <text:p>84.173371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1008" calcext:value-type="float">
            <text:p>83.96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40432" calcext:value-type="float">
            <text:p>84.06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49677419355" calcext:value-type="float">
            <text:p>84.1149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20088" calcext:value-type="float">
            <text:p>83.99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08678709678" calcext:value-type="float">
            <text:p>83.6108678709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19768" calcext:value-type="float">
            <text:p>83.481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55819354839" calcext:value-type="float">
            <text:p>83.37558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7728571429" calcext:value-type="float">
            <text:p>83.41777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0353548387" calcext:value-type="float">
            <text:p>83.771035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21868387097" calcext:value-type="float">
            <text:p>83.422186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6464" calcext:value-type="float">
            <text:p>83.45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43729032258" calcext:value-type="float">
            <text:p>83.53437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84992" calcext:value-type="float">
            <text:p>83.64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9891" calcext:value-type="float">
            <text:p>83.7098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43785806452" calcext:value-type="float">
            <text:p>83.604378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13264" calcext:value-type="float">
            <text:p>83.56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73517419355" calcext:value-type="float">
            <text:p>83.377351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80224" calcext:value-type="float">
            <text:p>83.28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93357419355" calcext:value-type="float">
            <text:p>83.249335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47783225806" calcext:value-type="float">
            <text:p>83.164778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9303225807" calcext:value-type="float">
            <text:p>83.23793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40472" calcext:value-type="float">
            <text:p>83.334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78028387097" calcext:value-type="float">
            <text:p>83.397802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24848" calcext:value-type="float">
            <text:p>83.48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79416774194" calcext:value-type="float">
            <text:p>83.377941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49571612903" calcext:value-type="float">
            <text:p>83.464957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26856" calcext:value-type="float">
            <text:p>83.41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30141935484" calcext:value-type="float">
            <text:p>83.23301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81939310345" calcext:value-type="float">
            <text:p>83.1381939310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40438709678" calcext:value-type="float">
            <text:p>83.1140438709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75948387097" calcext:value-type="float">
            <text:p>83.25759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80784" calcext:value-type="float">
            <text:p>83.228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68601290323" calcext:value-type="float">
            <text:p>83.376860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77376" calcext:value-type="float">
            <text:p>83.44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2353548387" calcext:value-type="float">
            <text:p>83.466235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05556129032" calcext:value-type="float">
            <text:p>83.570555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84944" calcext:value-type="float">
            <text:p>83.508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93414193548" calcext:value-type="float">
            <text:p>83.319341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5" calcext:value-type="float">
            <text:p>83.1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441120250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56775384616" calcext:value-type="float">
            <text:p>83.115677538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6" meta:object-count="0"/>
    <meta:user-defined meta:name="AppVersion">3.0</meta:user-defined>
  </office:meta>
</office:document-meta>
</file>